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
      <style:paragraph-properties fo:margin-left="0cm" fo:margin-right="0cm" fo:text-indent="0cm" style:auto-text-indent="true"/>
      <style:text-properties fo:font-size="12pt" style:font-size-asian="12pt"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text-properties officeooo:paragraph-rsid="000569ca"/>
    </style:style>
    <style:style style:name="T1" style:family="text">
      <style:text-properties fo:font-size="15pt" fo:language="ru" fo:country="RU" officeooo:rsid="00010533" style:font-size-asian="15pt" style:font-size-complex="15pt"/>
    </style:style>
    <style:style style:name="T2" style:family="text">
      <style:text-properties fo:language="ru" fo:country="RU"/>
    </style:style>
    <style:style style:name="T3" style:family="text">
      <style:text-properties fo:language="ru" fo:country="RU" officeooo:rsid="00010533"/>
    </style:style>
    <style:style style:name="T4" style:family="text">
      <style:text-properties fo:language="ru" fo:country="RU" officeooo:rsid="0001c08b"/>
    </style:style>
    <style:style style:name="T5" style:family="text">
      <style:text-properties fo:language="en" fo:country="U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П</text:span><text:span text:style-name="T5">роблема </text:span><text:span text:style-name="T2">п</text:span><text:span text:style-name="T5">оиска «первоначала» мира </text:span><text:span text:style-name="T2">у</text:span><text:span text:style-name="T5"> Фалеса, Анаксимандра, Анаксимена.</text:span></text:p>
      <text:h text:style-name="Heading_20_3" text:outline-level="3">ФАЛЕС</text:h>
      <text:p text:style-name="Standard">Фалес Милетский из Ионии (ок. 640 — ок. 546 гг. до н. <text:span text:style-name="T2">э.</text:span><text:span text:style-name="T4">) </text:span>Нам известны его мысли не прямым образом, а только в передаче через устную традицию. Осознание Фалесова тезиса — вода есть начало (архе) всего — приводит к пониманию революционной сути философии. Термин "архе" в значении "первопричина", возможно, был введен учеником Фалеса Анаксимандром. Все же мы находим у Фалеса отчетливое понимание того, что в основе бытия есть некая константа, нечто, не подверженное изменениям. </text:p>
      <text:p text:style-name="Standard">Согласно философской доктрине Фалеса Милетского, «все произошло из воды» (т. е. вода является первоначалом всего существующего), «земля плавает на воде, подобно куску дерева» (этим Фалес объяснял природу землетрясений), и «все в мире одушевлено» (или «полно богов»). «Быть», согласно Фалесу, значит «жить»; все, что существует, живет; жизнь предполагает дыхание и питание; первую функцию выполняет душа, тогда как вторую — вода (исходное правещество всех сущих вещей, аморфное и текучее). </text:p>
      <text:p text:style-name="Standard">За первооснову милетские философы брали природу, физис, однако в далеком от современного смысле слова. <text:s/>Семена и зерна всего сущего имеют влажную природу, говорил Фалес. Поэтому высыхание всего есть смерть. Жизнь — влага, водная стихия, значит, все приходит из воды, начинается в воде и в ней закапчивается. У этой идеи Фалеса есть более древние аналоги. Например, прародителем богов Гомер считал Океан и матерью — Тефию, землю. На реке Стикс в преисподней боги приносили свои клятвы. Однако к мифическому образу океана и священности водной стихии Фалес добавил логические доказательства. На основе изучения небесных феноменов Фалесу удалось предсказать солнечное затмение, это произошло около 585 года до н. э. Его именем названа одна из теорем геометрии. </text:p>
      <text:p text:style-name="Standard">Для Фалеса главной характеристикой воды было свойство текучести. Текучесть в значении изменчивости предполагает противоположное свойство — крепость и неизменность. Будучи философом-физиком, Фалес не был материалистом в нашем понимании слова. Новая концепция божественного основывалась на разуме. "Все полно богов", — говорил Фалес, и это означало, что жизнь первична, что все одушевлено, что все связано первоначалом. Символом универсальности божественной души как первоначала Фалес считал магнит. Вооруженный такой идеей, человеческий логос уверенно двинулся в путь, к завоеванию бытия, познанию как целого, так и частей, ставших предметом изучения частных наук. </text:p>
      <text:h text:style-name="Heading_20_3" text:outline-level="3"><text:soft-page-break/>АНАКСИМАНДР</text:h>
      <text:p text:style-name="P2"><text:span text:style-name="T3">Анаксимандр (ок. 610 — ок. 540 гг. до н. э.) был вторым представителем милетской философской школы. Древние называли его «учеником», «товари </text:span>щем» и «родственником» Фалеса. </text:p>
      <text:p text:style-name="Standard">Свое учение Анаксимандр изложил в сочинении «О природе», которое можно рассматривать в качестве первого в истории греческой философии научного произведения, написанного прозой (Фалес ничего не писал). В отличие от своего предшественника, источником бытия всех сущих вещей Анаксимандр полагал не воду, а некое вечное и беспредельное (греч. — «бесконечное», «беспредельное») начало, среднее между воздухом и огнем, которое он называл «божественным», и которое, по его утверждению, «всем управляет». Анаксимандр вводит термин "апейрон", что означает "лишенное границ", то, что количественно и пространственно неопределенно. Божество Анаксимандра (как и Фалеса) становится первопринципом. Все другие боги — бесконечные, рождающиеся и умирающие миры. Только апейрон — архе — вечен, ибо никем не сотворен. </text:p>
      <text:p text:style-name="Standard">Возникновение космоса Анаксимандр представлял себе следующим образом. В недрах исходного беспредельного первоначала сперва возникает как бы «зародыш» будущего миропорядка, в котором влажное и холодное «ядро» оказывается окруженным огненной «оболочкой». Под воздействием жара этой «оболочки» влажное «ядро» постепенно высыхает, причем выделяющиеся из него пары раздувают «оболочку», которая, лопаясь, распадается на ряд «колец» (или «ободов»). В результате этих процессов происходит образование плотной Земли, имеющей форму цилиндра («усеченной колонны»), высота которого равняется трети диаметра основания. Существенно, что этот цилиндр не имеет опоры и покоится неподвижно в центре космической сферы. Звезды, Луна и Солнце (именно в этой последовательности) находятся от центра «ядра» на расстояниях, равных 9, 18 и 27 радиусам Земли; эти светила представляют собой отверстия в темных воздушных трубках, окружающих вращающиеся огненные кольца. Живые существа, по мнению Анаксимандра, зародились во влажном иле, некогда покрывавшем Землю. Когда Земля начала высыхать, влага скопилась в углублениях, образовавших моря, а некоторые животные вышли из воды на сушу. Среди них были рыбообразные существа, от которых впоследствии произошли «первые люди».</text:p>
      <text:p text:style-name="Standard"><text:s/>Возникновение и развитие мира Анаксимандр считал периодически повторяющимся процессом: через определенные промежутки времени, вследствие полного высыхания влажного и холодного мирового «ядра», космос опять поглощается окружающим его беспредельным <text:soft-page-break/>началом («вечной и нестареющей природой»). При этом Анаксимандр признавал одновременное сосуществование бесчисленного множества миров (космосов) — структурно организованных частей единого протокосмического правещества. По свидетельству древних авторов, Анаксимандр был первым из греков, кто сконструировал солнечные часы (т. н. «гномон») и начертил на медной табличке географическую карту Земли, на которой вся «ойкумена» (греч. οικουμένη — букв. «обжитаая людьми территория») распадалась примерно на две равные части — Европу и Азию. </text:p>
      <text:p text:style-name="Standard"><text:s/>Поддерживающее Землю равновесие сил у Анаксимандра — весьма сложное и близкое нам представление. Идея возникновения жизни в водной стихии и постепенной эволюции видов из морских обит телей была исключительно новаторской в ту эпоху. Это говорит о том, что Логос, соревнуясь с мифом, делал все более решительные шаги. </text:p>
      <text:h text:style-name="Heading_20_3" text:outline-level="3">АНАКСИМЕН </text:h>
      <text:p text:style-name="P3"><text:span text:style-name="T3">Последним представителем милетской философской школы был Анаксимен (ок. 585 — 528 / 525 гг. до н. э.). Античные авторы называли его «учеником и преемником» Анаксимандра. Согласно Анаксимену, все вещи происходят из воздуха (греч. άήρ) — либо путем его разрежения за счет нагревания, либо путем сгущения, приводящего к охлаждению. Поскольку воздух — самая подвижная среда и лучше других элементов может способствовать превращениям других вещей, то именно на него пал выбор. <text:s/>Воздушные испарения (туман и т. д.), вздымаясь вверх и разрежаясь, превращаются в огненные небесные светила. Наоборот, твердые вещества (земля, камни и т. д.) суть не что иное, как сгустившийся и застывший воздух. Воздух находится в непрестанном движении и изменении. Все вещи, согласно Анаксимену, являются той или иной модификацией воздуха. Земля представляет собой уплотнение воздуха и находится в центре космической полусферы; она имеет «столообразную форму» (т. е. форму трапеции) и покоится на подпирающих снизу воздушных </text:span>массах. Солнце, по выражению Анаксимена, «плоско, как лист», а звезды «вбиты» в «ледяной» небосвод наподобие гвоздей. Планеты — это воспламененные «листья», плавающие в воздухе. Когда в одном месте собирается слишком много воздуха, из него «выжимается» дождь. Ветры, возникающие из смешения воды и воздуха, «несутся подобно птицам». Небесный свод движется вокруг Земли наподобие «шапочки, поворачивающейся вокруг головы». Солнце и Луна никогда не заходят за горизонт, а совершают полет над Землей, скрываясь попеременно за ее северной, «приподнятой» частью. </text:p>
      <text:p text:style-name="Standard">Меняющееся давление воздушной субстанции дает начало всем вещам. Мы видим логическое завершение главной идеи милетских мудрецов. Взаимодействие динамических сил <text:soft-page-break/>дает эффект конденсации и разряжения, однако в совершенную гармонию они приходят благодаря особым свойствам первоначала. Душа воздушна, ее космическая роль — быть прародительницей сущего. Ионийская мысль становится первой ступенью, понявшей свои задачи философии, ее кульминационный момент совпал с творчеством Анаксимена.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Noto Sans Armenian', 'Noto Sans Bengali', 'Noto Sans Cherokee', 'Noto Sans Devanagari', 'Noto Sans Ethiopic', 'Noto Sans Georgian', 'Noto Sans Hebrew', 'Noto Sans Kannada', 'Noto Sans Khmer', 'Noto Sans Lao', 'Noto Sans Osmanya', 'Noto Sans Tamil', 'Noto Sans Telugu', 'Noto Sans Thai'"/>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1cm" style:auto-text-indent="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 LibreOffice_project/4e471d8c02c9c90f512f7f9ead8875b57fcb1ec3</meta:generator>
    <dc:date>2020-11-05T23:42:48.002000000</dc:date>
    <meta:editing-duration>PT10M53S</meta:editing-duration>
    <meta:editing-cycles>2</meta:editing-cycles>
    <meta:document-statistic meta:table-count="0" meta:image-count="0" meta:object-count="0" meta:page-count="4" meta:paragraph-count="15" meta:word-count="1039" meta:character-count="7846" meta:non-whitespace-character-count="6785"/>
  </office:meta>
</office:document-meta>
</file>